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mm" fo:margin-bottom="0mm"/>
    </style:style>
    <style:style style:name="P3" style:family="paragraph" style:parent-style-name="Standard">
      <style:paragraph-properties fo:margin-top="0mm" fo:margin-bottom="0mm" fo:text-align="justify" style:justify-single-word="false"/>
    </style:style>
    <style:style style:name="P4" style:family="paragraph" style:parent-style-name="Standard">
      <style:paragraph-properties fo:margin-top="0mm" fo:margin-bottom="0mm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  <style:text-properties style:font-name="Century Gothic" fo:font-size="10pt" style:font-size-asian="10pt" style:font-name-complex="Times-Bold" style:font-size-complex="10pt" style:font-weight-complex="bold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bold" style:font-size-asian="10pt" style:language-asian="en" style:country-asian="US" style:font-weight-asian="bold" style:font-name-complex="Calibri1" style:font-size-complex="10pt"/>
    </style:style>
    <style:style style:name="P8" style:family="paragraph" style:parent-style-name="Standard">
      <style:paragraph-properties fo:margin-top="0mm" fo:margin-bottom="0mm" fo:line-height="100%" fo:text-align="justify" style:justify-single-word="false">
        <style:tab-stops>
          <style:tab-stop style:position="35.01mm"/>
        </style:tab-stops>
      </style:paragraph-properties>
    </style:style>
    <style:style style:name="P9" style:family="paragraph" style:parent-style-name="Standard" style:master-page-name="Standard">
      <style:paragraph-properties fo:margin-top="0mm" fo:margin-bottom="0mm" fo:text-align="justify" style:justify-single-word="false" style:page-number="auto"/>
    </style:style>
    <style:style style:name="P10" style:family="paragraph" style:parent-style-name="No_20_Spacing">
      <style:text-properties style:font-name="Century Gothic" fo:font-size="10pt" style:font-size-asian="10pt" style:font-size-complex="10pt"/>
    </style:style>
    <style:style style:name="P11" style:family="paragraph" style:parent-style-name="No_20_Spacing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2" style:family="paragraph" style:parent-style-name="No_20_Spacing">
      <style:paragraph-properties fo:line-height="150%" fo:text-align="justify" style:justify-single-word="false"/>
      <style:text-properties style:font-name="Century Gothic" fo:font-size="10pt" style:font-size-asian="10pt" style:font-size-complex="10pt"/>
    </style:style>
    <style:style style:name="P13" style:family="paragraph" style:parent-style-name="No_20_Spacing">
      <style:paragraph-properties fo:text-align="justify" style:justify-single-word="false"/>
      <style:text-properties style:font-name="Century Gothic" fo:font-size="12pt" fo:font-weight="bold" style:font-size-asian="12pt" style:font-weight-asian="bold" style:font-size-complex="12pt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No_20_Spacing">
      <style:paragraph-properties fo:text-align="center" style:justify-single-word="false"/>
    </style:style>
    <style:style style:name="P16" style:family="paragraph" style:parent-style-name="No_20_Spacing">
      <style:paragraph-properties fo:line-height="150%" fo:text-align="justify" style:justify-single-word="false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style:font-name="Century Gothic" fo:font-size="10pt" fo:font-weight="bold" style:font-size-asian="10pt" style:font-weight-asian="bold" style:font-name-complex="Times-Bold" style:font-size-complex="10pt" style:font-weight-complex="bold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style:font-name="Century Gothic" fo:font-size="10pt" fo:language="en" fo:country="US" style:font-size-asian="10pt" style:language-asian="en" style:country-asian="US" style:font-name-complex="Calibri1" style:font-size-complex="10pt"/>
    </style:style>
    <style:style style:name="T5" style:family="text">
      <style:text-properties style:font-name="Century Gothic" fo:font-size="10pt" fo:language="en" fo:country="US" fo:font-weight="bold" style:font-size-asian="10pt" style:language-asian="en" style:country-asian="US" style:font-weight-asian="bold" style:font-name-complex="Calibri1" style:font-size-complex="10pt"/>
    </style:style>
    <style:style style:name="T6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7" style:family="text">
      <style:text-properties style:text-line-through-style="solid" style:font-name="Century Gothic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Date : DDMMYYYY</text:span></text:p>
      <text:p text:style-name="P5"/>
      <text:p text:style-name="P11"/>
      <text:p text:style-name="P11"/>
      <text:p text:style-name="P6"/>
      <text:p text:style-name="P8"><text:span text:style-name="T2">The Board of Directors</text:span></text:p>
      <text:p text:style-name="P3"><text:span text:style-name="T5">AAA</text:span></text:p>
      <text:p text:style-name="P3"><text:span text:style-name="T5">UEN : BBB</text:span></text:p>
      <text:p text:style-name="P3"><text:span text:style-name="T4">Add-1 </text:span></text:p>
      <text:p text:style-name="P3"><text:span text:style-name="T4">Add-2</text:span></text:p>
      <text:p text:style-name="P3"><text:span text:style-name="T4">Add-3</text:span></text:p>
      <text:p text:style-name="P7"/>
      <text:p text:style-name="P11"/>
      <text:p text:style-name="P11"/>
      <text:p text:style-name="P14"><text:span text:style-name="T1">Dear Sirs/ Mdm</text:span></text:p>
      <text:p text:style-name="P11"/>
      <text:p text:style-name="P14"><text:span text:style-name="T6">RE : CONSENT OF WAIVER TO THE PRE-EMPTION RIGHT</text:span></text:p>
      <text:p text:style-name="P12"/>
      <text:p text:style-name="P3"><text:span text:style-name="T1">*</text:span><text:span text:style-name="T7">I</text:span><text:span text:style-name="T1">/We being the shareholder(s) of </text:span><text:span text:style-name="T5">AAA </text:span><text:span text:style-name="T3"><text:s/>(Co. Reg. No : BBB)</text:span><text:span text:style-name="T1">, hereby given notice of *</text:span><text:span text:style-name="T7">my</text:span><text:span text:style-name="T1">/our consent to waive *</text:span><text:span text:style-name="T7">my</text:span><text:span text:style-name="T1">/our Pre-Emption right under the Company Articles and that *</text:span><text:span text:style-name="T7">I</text:span><text:span text:style-name="T1">/we do not have any objection to the :</text:span></text:p>
      <text:p text:style-name="P12"/>
      <text:p text:style-name="P14"><text:span text:style-name="T1">1. <text:s text:c="2"/>Allotment of L-1 (M-1</text:span><text:bookmark text:name="_GoBack"/><text:span text:style-name="T1">) Ordinary Shares of SGD1.00 <text:s/>each to CCC, NRIC No : N-1. </text:span></text:p>
      <text:p text:style-name="P12"/>
      <text:p text:style-name="P14"><text:span text:style-name="T1">2. <text:s text:c="2"/>Allotment of L-2 (M-2) Ordinary Shares of SGD1.00 <text:s/>each to CCC, NRIC No : N-2. </text:span></text:p>
      <text:p text:style-name="P4"/>
      <text:p text:style-name="P2"><text:span text:style-name="T1">3. <text:s text:c="2"/>We certify that we do not have any claims whatsoever against the Company.</text:span></text:p>
      <text:p text:style-name="P12"/>
      <text:p text:style-name="P12"/>
      <text:p text:style-name="P12"/>
      <text:p text:style-name="P12"/>
      <text:p text:style-name="P15"><text:span text:style-name="T6">SHAREHOLDERS</text:span></text:p>
      <text:p text:style-name="P12"/>
      <text:p text:style-name="P11"/>
      <text:p text:style-name="P11"/>
      <text:p text:style-name="P13"/>
      <text:p text:style-name="P13"/>
      <text:p text:style-name="P14"><text:span text:style-name="T1">___________________________ <text:s text:c="14"/><text:tab/><text:tab/><text:tab/><text:tab/><text:tab/> <text:s/>_______________________</text:span></text:p>
      <text:p text:style-name="P14"><text:span text:style-name="T1">CCC<text:tab/><text:tab/><text:tab/> <text:s text:c="11"/><text:tab/><text:tab/><text:tab/><text:tab/><text:tab/> <text:tab/> <text:s/>DDD<text:tab/> <text:s/></text:span></text:p>
      <text:p text:style-name="P14"><text:span text:style-name="T1">NRIC No : N-1 <text:s text:c="10"/><text:tab/><text:tab/><text:tab/><text:tab/><text:tab/><text:tab/><text:tab/> <text:s/>NRIC No : N-2 </text:span></text:p>
      <text:p text:style-name="P10"/>
      <text:p text:style-name="P10"/>
      <text:p text:style-name="P10"/>
      <text:p text:style-name="No_20_Spacing"/>
      <text:p text:style-name="P1"><text:span text:style-name="T3">* </text:span><text:span text:style-name="T1">Delete where necessary</text:span></text:p>
      <text:p text:style-name="P1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te" style:family="paragraph" style:parent-style-name="Standard" style:default-outline-level=""/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30mm" fo:margin-bottom="25.4mm" fo:margin-left="27.01mm" fo:margin-right="26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Sally Khor</dc:creator>
    <meta:editing-cycles>2</meta:editing-cycles>
    <meta:print-date>2015-01-15T14:50:00</meta:print-date>
    <meta:creation-date>2015-05-18T14:22:00</meta:creation-date>
    <dc:date>2015-05-18T14:22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18" meta:word-count="126" meta:character-count="770" meta:non-whitespace-character-count="5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